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fd0c7"/>
    </style:style>
    <style:style style:name="P5" style:family="paragraph" style:parent-style-name="Table_20_Contents">
      <style:text-properties officeooo:rsid="001b7205" officeooo:paragraph-rsid="0059c94d"/>
    </style:style>
    <style:style style:name="P6" style:family="paragraph" style:parent-style-name="Table_20_Contents">
      <style:text-properties officeooo:rsid="001b7205" officeooo:paragraph-rsid="0032694d"/>
    </style:style>
    <style:style style:name="P7" style:family="paragraph" style:parent-style-name="Table_20_Contents">
      <style:text-properties officeooo:rsid="001b7205" officeooo:paragraph-rsid="005cf670"/>
    </style:style>
    <style:style style:name="P8" style:family="paragraph" style:parent-style-name="Table_20_Contents">
      <style:text-properties officeooo:rsid="001b7205" officeooo:paragraph-rsid="005eba0e"/>
    </style:style>
    <style:style style:name="P9" style:family="paragraph" style:parent-style-name="Table_20_Contents">
      <style:text-properties officeooo:rsid="001b7205" officeooo:paragraph-rsid="00607823"/>
    </style:style>
    <style:style style:name="P10" style:family="paragraph" style:parent-style-name="Table_20_Contents">
      <style:text-properties officeooo:rsid="001b7205" officeooo:paragraph-rsid="0062f32d"/>
    </style:style>
    <style:style style:name="P11" style:family="paragraph" style:parent-style-name="Table_20_Contents">
      <style:text-properties officeooo:rsid="001b7205" officeooo:paragraph-rsid="0064ae6e"/>
    </style:style>
    <style:style style:name="P12" style:family="paragraph" style:parent-style-name="Table_20_Contents">
      <style:text-properties officeooo:rsid="001b7205" officeooo:paragraph-rsid="0064d4f6"/>
    </style:style>
    <style:style style:name="P13" style:family="paragraph" style:parent-style-name="Table_20_Contents">
      <style:text-properties officeooo:rsid="001b7205" officeooo:paragraph-rsid="00672372"/>
    </style:style>
    <style:style style:name="P14" style:family="paragraph" style:parent-style-name="Table_20_Contents">
      <style:text-properties officeooo:rsid="001c2620" officeooo:paragraph-rsid="001c2620"/>
    </style:style>
    <style:style style:name="P15" style:family="paragraph" style:parent-style-name="Table_20_Contents">
      <style:text-properties officeooo:rsid="001c2620" officeooo:paragraph-rsid="00672372"/>
    </style:style>
    <style:style style:name="P16" style:family="paragraph" style:parent-style-name="Table_20_Contents">
      <style:text-properties officeooo:paragraph-rsid="001ebcb1"/>
    </style:style>
    <style:style style:name="P17" style:family="paragraph" style:parent-style-name="Text_20_body">
      <style:paragraph-properties fo:text-align="center" style:justify-single-word="false"/>
      <style:text-properties officeooo:paragraph-rsid="00246b53"/>
    </style:style>
    <style:style style:name="P18" style:family="paragraph" style:parent-style-name="Table_20_Contents">
      <style:text-properties officeooo:paragraph-rsid="002697ab"/>
    </style:style>
    <style:style style:name="P19" style:family="paragraph" style:parent-style-name="Standard">
      <style:text-properties fo:font-weight="bold" officeooo:paragraph-rsid="0034f4e0" style:font-weight-asian="bold"/>
    </style:style>
    <style:style style:name="P20" style:family="paragraph" style:parent-style-name="Standard">
      <style:text-properties fo:font-weight="bold" officeooo:paragraph-rsid="0034f4e0" style:font-weight-asian="bold" style:font-weight-complex="bold"/>
    </style:style>
    <style:style style:name="P21" style:family="paragraph" style:parent-style-name="Table_20_Contents">
      <style:text-properties fo:font-weight="bold" officeooo:paragraph-rsid="002697ab" style:font-weight-asian="bold" style:font-weight-complex="bold"/>
    </style:style>
    <style:style style:name="P22" style:family="paragraph" style:parent-style-name="Standard">
      <style:text-properties officeooo:paragraph-rsid="0034f4e0"/>
    </style:style>
    <style:style style:name="P23" style:family="paragraph" style:parent-style-name="Table_20_Contents">
      <style:text-properties officeooo:paragraph-rsid="00132996"/>
    </style:style>
    <style:style style:name="P24" style:family="paragraph" style:parent-style-name="Table_20_Contents">
      <style:text-properties officeooo:paragraph-rsid="0035b93c"/>
    </style:style>
    <style:style style:name="P25" style:family="paragraph" style:parent-style-name="Table_20_Contents">
      <style:text-properties officeooo:paragraph-rsid="002e2d3e"/>
    </style:style>
    <style:style style:name="P26" style:family="paragraph" style:parent-style-name="Table_20_Contents">
      <style:text-properties officeooo:paragraph-rsid="0032694d"/>
    </style:style>
    <style:style style:name="P27" style:family="paragraph" style:parent-style-name="Table_20_Contents">
      <style:text-properties officeooo:rsid="00661a3e" officeooo:paragraph-rsid="00661a3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672372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1ef92c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4f4e0" style:font-size-asian="14pt" style:font-size-complex="14pt"/>
    </style:style>
    <style:style style:name="T15" style:family="text">
      <style:text-properties fo:font-size="14pt" officeooo:rsid="00584cd2" style:font-size-asian="14pt" style:font-size-complex="14pt"/>
    </style:style>
    <style:style style:name="T16" style:family="text">
      <style:text-properties officeooo:rsid="0036e770"/>
    </style:style>
    <style:style style:name="T17" style:family="text">
      <style:text-properties officeooo:rsid="002e1f4c"/>
    </style:style>
    <style:style style:name="T18" style:family="text">
      <style:text-properties officeooo:rsid="002e2d3e"/>
    </style:style>
    <style:style style:name="T19" style:family="text">
      <style:text-properties officeooo:rsid="002faa2e"/>
    </style:style>
    <style:style style:name="T20" style:family="text">
      <style:text-properties officeooo:rsid="002aee4a"/>
    </style:style>
    <style:style style:name="T21" style:family="text">
      <style:text-properties officeooo:rsid="00310977"/>
    </style:style>
    <style:style style:name="T22" style:family="text">
      <style:text-properties officeooo:rsid="0038e32b"/>
    </style:style>
    <style:style style:name="T23" style:family="text">
      <style:text-properties officeooo:rsid="004911f7"/>
    </style:style>
    <style:style style:name="T24" style:family="text">
      <style:text-properties officeooo:rsid="004f9d9f"/>
    </style:style>
    <style:style style:name="T25" style:family="text">
      <style:text-properties officeooo:rsid="00344e38"/>
    </style:style>
    <style:style style:name="T26" style:family="text">
      <style:text-properties officeooo:rsid="0059c94d"/>
    </style:style>
    <style:style style:name="T27" style:family="text">
      <style:text-properties officeooo:rsid="005bc306"/>
    </style:style>
    <style:style style:name="T28" style:family="text">
      <style:text-properties officeooo:rsid="005c4d71"/>
    </style:style>
    <style:style style:name="T29" style:family="text">
      <style:text-properties officeooo:rsid="005c5c8c"/>
    </style:style>
    <style:style style:name="T30" style:family="text">
      <style:text-properties officeooo:rsid="005ca4ab"/>
    </style:style>
    <style:style style:name="T31" style:family="text">
      <style:text-properties officeooo:rsid="005cf670"/>
    </style:style>
    <style:style style:name="T32" style:family="text">
      <style:text-properties officeooo:rsid="005eba0e"/>
    </style:style>
    <style:style style:name="T33" style:family="text">
      <style:text-properties officeooo:rsid="00607823"/>
    </style:style>
    <style:style style:name="T34" style:family="text">
      <style:text-properties officeooo:rsid="0063a515"/>
    </style:style>
    <style:style style:name="T35" style:family="text">
      <style:text-properties officeooo:rsid="0064ae6e"/>
    </style:style>
    <style:style style:name="T3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0">Docente:<text:tab/><text:tab/>Bruce D. Marron</text:p>
      <text:p text:style-name="P20">Ciclo: <text:tab/><text:tab/><text:tab/>25-2</text:p>
      <text:p text:style-name="P22"><text:span text:style-name="T1">Materia: <text:tab/><text:tab/></text:span><text:span text:style-name="T2">Terminología Especializada en Económica y Mercados Bursátiles</text:span></text:p>
      <text:p text:style-name="P20">Curso:<text:tab/><text:tab/><text:tab/>IT0524</text:p>
      <text:p text:style-name="P22"><text:span text:style-name="T1">Licenciatura: <text:tab/>I</text:span><text:span text:style-name="T2">nterpretación y Traduccíon</text:span></text:p>
      <text:p text:style-name="P19">Horario:<text:tab/><text:tab/>Jueves 11:00 – 14:00</text:p>
      <text:p text:style-name="P19">Grupo:<text:tab/><text:tab/>5C</text:p>
      <text:p text:style-name="Standard"/>
      <text:p text:style-name="P17"><text:span text:style-name="Strong_20_Emphasis"><text:span text:style-name="T15">Final </text:span></text:span><text:span text:style-name="Strong_20_Emphasis"><text:span text:style-name="T11">Exam</text:span></text:span><text:span text:style-name="Strong_20_Emphasis"><text:span text:style-name="T12"> </text:span></text:span><text:span text:style-name="Strong_20_Emphasis"><text:span text:style-name="T13">[Factor = </text:span></text:span><text:span text:style-name="Strong_20_Emphasis"><text:span text:style-name="T14">0.1587</text:span></text:span><text:span text:style-name="Strong_20_Emphasis"><text:span text:style-name="T13">]</text:span></text:span></text:p>
      <text:p text:style-name="P17"><text:span text:style-name="Strong_20_Emphasis"><text:span text:style-name="T3">Three (3) points awarded per subtask; subtasks evaluated on a scale of 0.0-1.0; </text:span></text:span><text:span text:style-name="Strong_20_Emphasis"><text:span text:style-name="T4">63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3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3">1</text:span></text:span><text:span text:style-name="Strong_20_Emphasis"><text:span text:style-name="T8"> </text:span></text:span><text:span text:style-name="Strong_20_Emphasis"><text:span text:style-name="T16">(</text:span></text:span><text:span text:style-name="Strong_20_Emphasis"><text:span text:style-name="T26">3</text:span></text:span><text:span text:style-name="Strong_20_Emphasis"><text:span text:style-name="T16"> pts)</text:span></text:span></text:p>
                  <text:p text:style-name="P24"><text:span text:style-name="Strong_20_Emphasis"/></text:p>
                </table:table-cell>
                <table:table-cell table:style-name="Table1.A1" office:value-type="string">
                  <text:p text:style-name="P5"><text:span text:style-name="T27">R</text:span><text:span text:style-name="T7">esponse </text:span><text:span text:style-name="T6">provided: </text:span><text:span text:style-name="T26">a) position/ opinion on the concept of scarcity</text:span><text:span text:style-name="T21"> </text:span><text:span text:style-name="T22">answers are highly accurate</text:span></text:p>
                </table:table-cell>
                <table:table-cell table:style-name="Table1.A1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1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16"><text:span text:style-name="Strong_20_Emphasis"><text:span text:style-name="T7">Task 2 </text:span></text:span><text:span text:style-name="Strong_20_Emphasis"><text:span text:style-name="T16">(6 pts)</text:span></text:span></text:p>
                  <text:p text:style-name="P25"><text:span text:style-name="Strong_20_Emphasis"/></text:p>
                </table:table-cell>
                <table:table-cell table:style-name="Table1.A3" office:value-type="string">
                  <text:p text:style-name="P2"><text:span text:style-name="T27">R</text:span><text:span text:style-name="T7">esponse </text:span><text:span text:style-name="T6">provided: </text:span><text:span text:style-name="T26">a) definitions land, labor, capital; and b) a diagram of economic flows</text:span><text:span text:style-name="T17"> </text:span><text:span text:style-name="T26">answers are </text:span><text:span text:style-name="T19"><text:s/>highly accurate</text:span></text:p>
                  <text:p text:style-name="P2"/>
                </table:table-cell>
                <table:table-cell table:style-name="Table1.A3" office:value-type="string">
                  <text:p text:style-name="P2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4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3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4">3</text:span></text:span><text:span text:style-name="Strong_20_Emphasis"><text:span text:style-name="T8"> </text:span></text:span><text:span text:style-name="Strong_20_Emphasis"><text:span text:style-name="T16">(</text:span></text:span><text:span text:style-name="Strong_20_Emphasis"><text:span text:style-name="T27">9</text:span></text:span><text:span text:style-name="Strong_20_Emphasis"><text:span text:style-name="T16"> pts)</text:span></text:span></text:p>
                  <text:p text:style-name="P24"><text:span text:style-name="Strong_20_Emphasis"/></text:p>
                </table:table-cell>
                <table:table-cell table:style-name="Table1.A3" office:value-type="string">
                  <text:p text:style-name="P4"><text:span text:style-name="T28">R</text:span><text:span text:style-name="T7">esponse </text:span><text:span text:style-name="T6">provided: </text:span><text:span text:style-name="T28">a) </text:span><text:span text:style-name="T29">define lender of last resort; b) compare/contrast central banks US and Mexico; c) function of the Ley del Banco de México;</text:span><text:span text:style-name="T21"> </text:span><text:span text:style-name="T22">answers are highly accurate</text:span></text:p>
                  <text:p text:style-name="P4"/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8"><text:span text:style-name="Strong_20_Emphasis"><text:span text:style-name="T10">Task 4 </text:span></text:span><text:span text:style-name="Strong_20_Emphasis"><text:span text:style-name="T16">(6 pts)</text:span></text:span></text:p>
                  <text:p text:style-name="P26"><text:span text:style-name="Strong_20_Emphasis"/></text:p>
                </table:table-cell>
                <table:table-cell table:style-name="Table1.A1" office:value-type="string">
                  <text:p text:style-name="P6"><text:span text:style-name="T30">Response provided:</text:span><text:span text:style-name="T6"> </text:span><text:span text:style-name="T30">a) opinion on sharing account information; b) define/describe 4 types of banks</text:span><text:span text:style-name="T25"> </text:span><text:span text:style-name="T30">answers</text:span><text:span text:style-name="T19"> </text:span><text:span text:style-name="T25">are </text:span><text:span text:style-name="T19"><text:s/>highly accurate</text:span></text:p>
                  <text:p text:style-name="P6"/>
                  <text:p text:style-name="P6"/>
                </table:table-cell>
                <table:table-cell table:style-name="Table1.A1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1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3" office:value-type="string">
                  <text:p text:style-name="P21">Task 5 (6 pts)</text:p>
                </table:table-cell>
                <table:table-cell table:style-name="Table1.A3" office:value-type="string">
                  <text:p text:style-name="P7"><text:span text:style-name="T30">Response provided:</text:span><text:span text:style-name="T6"> </text:span><text:span text:style-name="T30">a) </text:span><text:span text:style-name="T31">perfectly competitive market</text:span><text:span text:style-name="T30">; b) </text:span><text:span text:style-name="T31">opinion on major stock exchanges; c) fxns of the CNBV and SEC;</text:span><text:span text:style-name="T25"> </text:span><text:span text:style-name="T30">answers</text:span><text:span text:style-name="T19"> </text:span><text:span text:style-name="T25">are </text:span><text:span text:style-name="T19"><text:s/>highly accurate</text:span></text:p>
                  <text:p text:style-name="P7"/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  <text:p text:style-name="P13"/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6 (6 pts)</text:p>
                </table:table-cell>
                <table:table-cell table:style-name="Table1.A3" office:value-type="string">
                  <text:p text:style-name="P8"><text:span text:style-name="T30">Response provided:</text:span><text:span text:style-name="T6"> </text:span><text:span text:style-name="T30">a) characteristics of the type </text:span><text:span text:style-name="T32">SA de CV corp</text:span><text:span text:style-name="T30">; b) legal and financial advantages for incorporating</text:span><text:span text:style-name="T31">;</text:span><text:span text:style-name="T25"> </text:span><text:span text:style-name="T30">answers</text:span><text:span text:style-name="T19"> </text:span><text:span text:style-name="T25">are </text:span><text:span text:style-name="T19"><text:s/>highly accurate</text:span></text:p>
                  <text:p text:style-name="P8"/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7 (9 pts)</text:p>
                </table:table-cell>
                <table:table-cell table:style-name="Table1.A3" office:value-type="string">
                  <text:p text:style-name="P9"><text:span text:style-name="T30">Response provided:</text:span><text:span text:style-name="T6"> </text:span><text:span text:style-name="T30">a) </text:span><text:span text:style-name="T33">t</text:span><text:span text:style-name="T30">ranslate Executive Summary; answers</text:span><text:span text:style-name="T19"> </text:span><text:span text:style-name="T25">are </text:span><text:span text:style-name="T19"><text:s/>highly accurate</text:span></text:p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8 (6 pts)</text:p>
                </table:table-cell>
                <table:table-cell table:style-name="Table1.A3" office:value-type="string">
                  <text:p text:style-name="P10"><text:span text:style-name="T30">Response provided:</text:span><text:span text:style-name="T6"> </text:span><text:span text:style-name="T30">a) </text:span>describe framework for a global carbon market<text:span text:style-name="T30">; answers</text:span><text:span text:style-name="T19"> </text:span><text:span text:style-name="T25">are </text:span><text:span text:style-name="T19"><text:s/>highly accurate</text:span></text:p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9 (6 pts)</text:p>
                </table:table-cell>
                <table:table-cell table:style-name="Table1.A3" office:value-type="string">
                  <text:p text:style-name="P11"><text:span text:style-name="T30">Response provided:</text:span><text:span text:style-name="T6"> </text:span><text:span text:style-name="T30">a) </text:span>APA style; <text:span text:style-name="T35">b) “academic voice”</text:span></text:p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1">Task <text:span text:style-name="T34">10</text:span> (6 pts)</text:p>
                </table:table-cell>
                <table:table-cell table:style-name="Table1.A3" office:value-type="string">
                  <text:p text:style-name="P12"><text:span text:style-name="T30">Response provided:</text:span><text:span text:style-name="T6"> </text:span><text:span text:style-name="T30">a)</text:span></text:p>
                  <text:p text:style-name="P27">definitions 10 vocab words </text:p>
                </table:table-cell>
                <table:table-cell table:style-name="Table1.A3" office:value-type="string">
                  <text:p text:style-name="P1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20">and well-formed; </text:span><text:span text:style-name="T19">translation </text:span><text:span text:style-name="T21">grammatical </text:span><text:span text:style-name="T19">quality is solid</text:span></text:p>
                </table:table-cell>
                <table:table-cell table:style-name="Table1.A3" office:value-type="string">
                  <text:p text:style-name="P15"><text:span text:style-name="T18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20T20:53:34.552280709</dc:date>
    <meta:editing-duration>PT5H6M55S</meta:editing-duration>
    <meta:editing-cycles>83</meta:editing-cycles>
    <meta:generator>LibreOffice/7.3.7.2$Linux_X86_64 LibreOffice_project/30$Build-2</meta:generator>
    <meta:document-statistic meta:table-count="1" meta:image-count="1" meta:object-count="0" meta:page-count="2" meta:paragraph-count="54" meta:word-count="519" meta:character-count="3602" meta:non-whitespace-character-count="3118"/>
  </office:meta>
</office:document-meta>
</file>